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CompileUriResolver.resolve( String href ,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CompileUriResolver.XslCompileUriResolver( CompilerContext cc , OXPath10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